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01000002A8E6EEF98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799cm" svg:x="1cm" svg:y="6.45cm">
          <draw:image xlink:href="Pictures/1000000000000301000002A8E6EEF988.png" xlink:type="simple" xlink:show="embed" xlink:actuate="onLoad">
            <text:p/>
          </draw:image>
        </draw:frame>
        <draw:custom-shape draw:style-name="gr2" draw:text-style-name="P1" draw:layer="layout" svg:width="2.4cm" svg:height="1cm" svg:x="12.2cm" svg:y="1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1.1cm" svg:x="14.7cm" svg:y="1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.2cm" svg:x="17.3cm" svg:y="15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cm" svg:height="0.9cm" svg:x="6.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.2cm" svg:x="4.9cm" svg:y="19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cm" svg:height="1.2cm" svg:x="14.8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4T02:57:19</dc:date>
    <dc:creator>Rakhi </dc:creator>
    <meta:generator>LibreOffice/3.5$Linux_x86 LibreOffice_project/350m1$Build-2</meta:generator>
    <meta:editing-duration>PT6M57S</meta:editing-duration>
    <meta:editing-cycles>2</meta:editing-cycles>
    <meta:document-statistic meta:object-count="7"/>
  </office:meta>
</office:document-meta>
</file>